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1.517cm"/>
    </style:style>
    <style:style style:name="Table1.B" style:family="table-column">
      <style:table-column-properties style:column-width="7.407cm"/>
    </style:style>
    <style:style style:name="Table1.C" style:family="table-column">
      <style:table-column-properties style:column-width="10.0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rsid="000cbf63" officeooo:paragraph-rsid="000cbf63"/>
    </style:style>
    <style:style style:name="P2" style:family="paragraph" style:parent-style-name="Table_20_Contents">
      <style:text-properties officeooo:rsid="000d7094" officeooo:paragraph-rsid="000d7094"/>
    </style:style>
    <style:style style:name="P3" style:family="paragraph" style:parent-style-name="Table_20_Contents">
      <style:text-properties officeooo:rsid="000d7094" officeooo:paragraph-rsid="00109609"/>
    </style:style>
    <style:style style:name="P4" style:family="paragraph" style:parent-style-name="Table_20_Contents">
      <style:text-properties style:text-position="0% 100%" style:text-underline-style="none" officeooo:rsid="000d7094" officeooo:paragraph-rsid="000d7094"/>
    </style:style>
    <style:style style:name="P5" style:family="paragraph" style:parent-style-name="Table_20_Contents">
      <style:text-properties style:text-position="0% 100%" style:text-underline-style="none" officeooo:rsid="000cbf63" officeooo:paragraph-rsid="000cbf63"/>
    </style:style>
    <style:style style:name="P6" style:family="paragraph" style:parent-style-name="Table_20_Contents">
      <style:text-properties officeooo:rsid="0017747e" officeooo:paragraph-rsid="0017747e"/>
    </style:style>
    <style:style style:name="P7" style:family="paragraph" style:parent-style-name="Table_20_Contents">
      <style:text-properties officeooo:rsid="000cbf63" officeooo:paragraph-rsid="000cbf63" fo:background-color="#c0c0c0"/>
    </style:style>
    <style:style style:name="P8" style:family="paragraph" style:parent-style-name="Table_20_Contents">
      <style:text-properties officeooo:rsid="001d8613" officeooo:paragraph-rsid="001d8613" fo:background-color="#c0c0c0"/>
    </style:style>
    <style:style style:name="P9" style:family="paragraph" style:parent-style-name="Table_20_Contents">
      <style:text-properties officeooo:rsid="001bcf29" officeooo:paragraph-rsid="001bcf29"/>
    </style:style>
    <style:style style:name="P10" style:family="paragraph" style:parent-style-name="Table_20_Contents">
      <style:text-properties officeooo:rsid="001d8613" officeooo:paragraph-rsid="001d8613"/>
    </style:style>
    <style:style style:name="P11" style:family="paragraph" style:parent-style-name="Table_20_Contents">
      <style:text-properties officeooo:rsid="001bcf29" officeooo:paragraph-rsid="001bcf29" fo:background-color="transparent"/>
    </style:style>
    <style:style style:name="P12" style:family="paragraph" style:parent-style-name="Table_20_Contents">
      <style:text-properties officeooo:rsid="000cbf63" officeooo:paragraph-rsid="000cbf63" fo:background-color="transparent"/>
    </style:style>
    <style:style style:name="P13" style:family="paragraph" style:parent-style-name="Standard">
      <style:text-properties officeooo:rsid="0018d42c" officeooo:paragraph-rsid="0018d42c"/>
    </style:style>
    <style:style style:name="P14" style:family="paragraph" style:parent-style-name="Standard">
      <style:text-properties officeooo:rsid="001a2b62" officeooo:paragraph-rsid="001a2b62"/>
    </style:style>
    <style:style style:name="P15" style:family="paragraph" style:parent-style-name="Table_20_Contents">
      <style:text-properties officeooo:rsid="001d8613" officeooo:paragraph-rsid="001d8613"/>
    </style:style>
    <style:style style:name="P16" style:family="paragraph" style:parent-style-name="Table_20_Contents">
      <style:text-properties officeooo:rsid="001f47cd" officeooo:paragraph-rsid="001f47cd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0cbf63" fo:background-color="#c0c0c0" loext:char-shading-value="0"/>
    </style:style>
    <style:style style:name="T3" style:family="text">
      <style:text-properties officeooo:rsid="0015ae6b" fo:background-color="#c0c0c0" loext:char-shading-value="0"/>
    </style:style>
    <style:style style:name="T4" style:family="text">
      <style:text-properties officeooo:rsid="0015ae6b"/>
    </style:style>
    <style:style style:name="T5" style:family="text">
      <style:text-properties officeooo:rsid="001a2b62"/>
    </style:style>
    <style:style style:name="T6" style:family="text">
      <style:text-properties officeooo:rsid="001acf1a"/>
    </style:style>
    <style:style style:name="T7" style:family="text">
      <style:text-properties officeooo:rsid="001bcf29"/>
    </style:style>
    <style:style style:name="T8" style:family="text">
      <style:text-properties officeooo:rsid="001d8613"/>
    </style:style>
    <style:style style:name="T9" style:family="text">
      <style:text-properties officeooo:rsid="001ef3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o do list for lights</text:h>
      <text:p text:style-name="P3">(1=urgent, 2=before commission, <text:span text:style-name="T7">3=setup day, 4</text:span>=after commission, before switch-on, <text:span text:style-name="T7">5</text:span>=some time)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riority </text:p>
          </table:table-cell>
          <table:table-cell table:style-name="Table1.A1" office:value-type="string">
            <text:p text:style-name="P2">Thing</text:p>
          </table:table-cell>
          <table:table-cell table:style-name="Table1.C1" office:value-type="string">
            <text:p text:style-name="P2">Detail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7">Work out how to put the LEDs on the tower</text:p>
          </table:table-cell>
          <table:table-cell table:style-name="Table1.C2" office:value-type="string">
            <text:p text:style-name="Table_20_Contents"><text:span text:style-name="T2">Work out what the hangers will be, do an experiment to test idea</text:span> <text:span text:style-name="T4">Cut lengths of string for each LED strip, </text:span><text:span text:style-name="T3">make hangers</text:span><text:span text:style-name="T4">, screw on 5v supply blocks, make up strips.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Work out placement of DMX lights</text:p>
          </table:table-cell>
          <table:table-cell table:style-name="Table1.C2" office:value-type="string">
            <text:p text:style-name="P5">Take up at dusk and see about angles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Switches</text:p>
          </table:table-cell>
          <table:table-cell table:style-name="Table1.C2" office:value-type="string">
            <text:p text:style-name="P1">GPIO library, code, test on 13A socket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Meteors</text:p>
          </table:table-cell>
          <table:table-cell table:style-name="Table1.C2" office:value-type="string">
            <text:p text:style-name="P1">Check they work, see how to fix to cupola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Clear when off</text:p>
          </table:table-cell>
          <table:table-cell table:style-name="Table1.C2" office:value-type="string">
            <text:p text:style-name="P1">Blank all lights and DMX when system is off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Wiring looms</text:p>
          </table:table-cell>
          <table:table-cell table:style-name="Table1.C2" office:value-type="string">
            <text:p text:style-name="P6">Proper plugs, case etc for RPi, 5v supply, meteors.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DMX cases</text:p>
          </table:table-cell>
          <table:table-cell table:style-name="Table1.C2" office:value-type="string">
            <text:p text:style-name="P6"><text:span text:style-name="T1">Cutouts and drain holes in boxes</text:span>, support for west side box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6">Cable access holes in mesh on tower</text:p>
          </table:table-cell>
          <table:table-cell table:style-name="Table1.C2" office:value-type="string">
            <text:p text:style-name="P6">Cut out holes, method for re-securing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">Exceptions</text:p>
          </table:table-cell>
          <table:table-cell table:style-name="Table1.C2" office:value-type="string">
            <text:p text:style-name="P1">Handle exceptions in RPi, <text:span text:style-name="T6">loop and error recording</text:span>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2">Countdown <text:span text:style-name="T9">sequence</text:span></text:p>
          </table:table-cell>
          <table:table-cell table:style-name="Table1.C2" office:value-type="string">
            <text:p text:style-name="P12">Create the countdown sequence of sysids and a pre-built queue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Better CSS for d files</text:p>
          </table:table-cell>
          <table:table-cell table:style-name="Table1.C2" office:value-type="string">
            <text:p text:style-name="P10">Match web-site</text:p>
          </table:table-cell>
        </table:table-row>
        <table:table-row>
          <table:table-cell table:style-name="Table1.A17" office:value-type="string">
            <text:p text:style-name="P10">4</text:p>
          </table:table-cell>
          <table:table-cell table:style-name="Table1.B17" office:value-type="string">
            <text:p text:style-name="P10">Better text in d files</text:p>
          </table:table-cell>
          <table:table-cell table:style-name="Table1.C17" office:value-type="string">
            <text:p text:style-name="P10">Stuff about church, why we're doing this, help file</text:p>
          </table:table-cell>
        </table:table-row>
        <table:table-row>
          <table:table-cell table:style-name="Table1.A17" office:value-type="string">
            <text:p text:style-name="P9">5</text:p>
          </table:table-cell>
          <table:table-cell table:style-name="Table1.B17" office:value-type="string">
            <text:p text:style-name="P1">Check duplicates</text:p>
          </table:table-cell>
          <table:table-cell table:style-name="Table1.C17" office:value-type="string">
            <text:p text:style-name="P1">Go through j-displays when create adds a new one. Either remove dups or spot them before adding</text:p>
          </table:table-cell>
        </table:table-row>
        <table:table-row>
          <table:table-cell table:style-name="Table1.A17" office:value-type="string">
            <text:p text:style-name="P9">5</text:p>
          </table:table-cell>
          <table:table-cell table:style-name="Table1.B17" office:value-type="string">
            <text:p text:style-name="P1">Watchdog</text:p>
          </table:table-cell>
          <table:table-cell table:style-name="Table1.C17" office:value-type="string">
            <text:p text:style-name="P1">RPi built in watchdog and what to do when it fails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">Shutdown/reboot buttons on sysct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7" office:value-type="string">
            <text:p text:style-name="P9">5</text:p>
          </table:table-cell>
          <table:table-cell table:style-name="Table1.B17" office:value-type="string">
            <text:p text:style-name="P1">Grey out pointless selections in create</text:p>
          </table:table-cell>
          <table:table-cell table:style-name="Table1.C17" office:value-type="string">
            <text:p text:style-name="P1">E.g. no point in having speed for floo<text:span text:style-name="T8">d</text:span> lights when in auto mode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Backup, scan and repair j files</text:p>
          </table:table-cell>
          <table:table-cell table:style-name="Table1.C2" office:value-type="string">
            <text:p text:style-name="P8">For each j file, read in and check it has the right format. If so save as last-known-good. If not restore last-known-good.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More displays in list</text:p>
          </table:table-cell>
          <table:table-cell table:style-name="Table1.C2" office:value-type="string">
            <text:p text:style-name="P10">Copy over last year's</text:p>
          </table:table-cell>
        </table:table-row>
        <table:table-row>
          <table:table-cell table:style-name="Table1.A20" office:value-type="string">
            <text:p text:style-name="P16">5</text:p>
          </table:table-cell>
          <table:table-cell table:style-name="Table1.A20" office:value-type="string">
            <text:p text:style-name="P16">Keep using previous display if internet connection lost</text:p>
          </table:table-cell>
          <table:table-cell table:style-name="Table1.C20" office:value-type="string">
            <text:p text:style-name="P10"/>
          </table:table-cell>
        </table:table-row>
        <table:table-row>
          <table:table-cell table:style-name="Table1.A20" office:value-type="string">
            <text:p text:style-name="P16">5</text:p>
          </table:table-cell>
          <table:table-cell table:style-name="Table1.A20" office:value-type="string">
            <text:p text:style-name="P16">Multi-thread get and display</text:p>
          </table:table-cell>
          <table:table-cell table:style-name="Table1.C20" office:value-type="string">
            <text:p text:style-name="P10"/>
          </table:table-cell>
        </table:table-row>
      </table:table>
      <text:p text:style-name="Standard"/>
      <text:h text:style-name="Heading_20_3" text:outline-level="3">Tools for set-up day:</text:h>
      <text:p text:style-name="P13">Wiring:</text:p>
      <text:p text:style-name="P13"><text:s text:c="2"/>Soldering iron, solder, cable cutters, multimeter (take electrics bag)</text:p>
      <text:p text:style-name="P13"><text:s text:c="2"/>choc blocks</text:p>
      <text:p text:style-name="P13"/>
      <text:p text:style-name="P13">Mesh:</text:p>
      <text:p text:style-name="P13"><text:s text:c="2"/>Multi-tool for cutting mesh</text:p>
      <text:p text:style-name="P13"><text:s text:c="2"/>screws and washers for re-attaching mesh</text:p>
      <text:p text:style-name="P13"/>
      <text:p text:style-name="P13">General:</text:p>
      <text:p text:style-name="P13"><text:s text:c="2"/>Wooden batten for securing clock-arm covers</text:p>
      <text:p text:style-name="P13"><text:s text:c="2"/>Drill/driver and bits</text:p>
      <text:p text:style-name="P13"><text:s text:c="2"/><text:span text:style-name="T5">lighter for sealing nylon rope</text:span></text:p>
      <text:p text:style-name="P13"/>
      <text:h text:style-name="Heading_20_3" text:outline-level="3">Stuff for set-up day</text:h>
      <text:p text:style-name="P14">DMX box x2</text:p>
      <text:p text:style-name="P14">CPU box</text:p>
      <text:p text:style-name="P14">5v Supply</text:p>
      <text:p text:style-name="P14">LED strips</text:p>
      <text:p text:style-name="P14">Meteors</text:p>
      <text:p text:style-name="P14">Rope</text:p>
      <text:p text:style-name="P14">5v Wire</text:p>
      <text:p text:style-name="P14">Circuit breaker</text:p>
      <text:p text:style-name="P14">Copy SD c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ius ADF No2" fo:font-family="'Gillius ADF No2'" style:font-style-name="Regular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Standard" style:class="text" style:master-page-name="">
      <style:paragraph-properties fo:margin-top="0.3cm" fo:margin-bottom="0.199cm" loext:contextual-spacing="false" fo:keep-together="always" style:page-number="auto" fo:keep-with-next="always"/>
      <style:text-properties fo:font-size="11pt" fo:font-weight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200%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0%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30T15:57:18.695555948</meta:creation-date>
    <dc:language>en-GB</dc:language>
    <meta:editing-cycles>9</meta:editing-cycles>
    <meta:editing-duration>PT13H17M30S</meta:editing-duration>
    <meta:initial-creator>Peter</meta:initial-creator>
    <dc:date>2018-11-25T22:17:54.412184456</dc:date>
    <dc:creator>Peter</dc:creator>
    <meta:printed-by>Peter</meta:printed-by>
    <meta:print-date>2018-11-25T22:17:19.286812731</meta:print-date>
    <meta:document-statistic meta:table-count="1" meta:image-count="0" meta:object-count="0" meta:page-count="1" meta:paragraph-count="83" meta:word-count="369" meta:character-count="2011" meta:non-whitespace-character-count="171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home/peter/.config/libreoffice/4/user/template/Default.ott" meta:date="2018-10-30T15:57:16.659177399"/>
  </office:meta>
</office:document-meta>
</file>